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10e364" officeooo:paragraph-rsid="0010e364"/>
    </style:style>
    <style:style style:name="P2" style:family="paragraph" style:parent-style-name="Standard">
      <style:paragraph-properties fo:text-align="center" style:justify-single-word="false"/>
      <style:text-properties officeooo:rsid="0010e364" officeooo:paragraph-rsid="0010e364"/>
    </style:style>
    <style:style style:name="P3" style:family="paragraph" style:parent-style-name="Standard">
      <style:paragraph-properties fo:text-align="start" style:justify-single-word="false"/>
      <style:text-properties officeooo:rsid="0010e364" officeooo:paragraph-rsid="0010e364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13f3cb" officeooo:paragraph-rsid="0013f3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- with Github</text:p>
      <text:p text:style-name="P1"/>
      <table:table table:name="Table1" table:style-name="Table1">
        <table:table-column table:style-name="Table1.A" table:number-columns-repeated="2"/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5">Tech With Tim</text:p>
            <text:p text:style-name="P4">Git Tutorial for Beginners - Git &amp; GitHub Fundamentals In Depth</text:p>
          </table:table-cell>
          <table:table-cell table:style-name="Table1.A1" office:value-type="string">
            <text:p text:style-name="P4">https://youtu.be/DVRQoVRzMIY</text:p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ext:soft-page-break/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ext:soft-page-break/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252312087696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5T19:43:58.585000000</meta:creation-date>
    <dc:date>2021-08-26T03:38:22.131000000</dc:date>
    <meta:editing-duration>PT1M37S</meta:editing-duration>
    <meta:editing-cycles>2</meta:editing-cycles>
    <meta:generator>LibreOffice/7.1.5.2$Windows_X86_64 LibreOffice_project/85f04e9f809797b8199d13c421bd8a2b025d52b5</meta:generator>
    <meta:document-statistic meta:table-count="1" meta:image-count="0" meta:object-count="0" meta:page-count="3" meta:paragraph-count="4" meta:word-count="19" meta:character-count="121" meta:non-whitespace-character-count="106"/>
  </office:meta>
</office:document-meta>
</file>